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3000000BDD18D2079AD3A2C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40pt" style:font-size-asian="40pt" style:font-size-complex="40pt"/>
    </style:style>
    <style:style style:name="P3" style:family="paragraph">
      <loext:graphic-properties draw:fill="none" draw:fill-color="#ffffff"/>
      <style:text-properties fo:color="#ff0000"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37cm" svg:height="19.2cm" svg:x="0.063cm" svg:y="0.6cm">
          <draw:image xlink:href="Pictures/1000020100000113000000BDD18D2079AD3A2CE4.png" xlink:type="simple" xlink:show="embed" xlink:actuate="onLoad">
            <text:p/>
          </draw:image>
        </draw:frame>
        <draw:frame draw:style-name="gr2" draw:text-style-name="P3" draw:layer="layout" svg:width="3.6cm" svg:height="1.83cm" svg:x="2.6cm" svg:y="14.37cm">
          <draw:text-box>
            <text:p text:style-name="P2"><text:span text:style-name="T1">After</text:span></text:p>
          </draw:text-box>
        </draw:frame>
        <draw:frame draw:style-name="gr3" draw:text-style-name="P4" draw:layer="layout" svg:width="4.6cm" svg:height="1.673cm" svg:x="18.6cm" svg:y="16.6cm">
          <draw:text-box>
            <text:p text:style-name="P1">DNA polymerase</text:p>
          </draw:text-box>
        </draw:frame>
        <draw:line draw:style-name="gr4" draw:text-style-name="P5" draw:layer="layout" svg:x1="19.8cm" svg:y1="16.6cm" svg:x2="16.2cm" svg:y2="13.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2:29:46.446737030</meta:creation-date>
    <dc:date>2016-04-22T12:44:02.723053176</dc:date>
    <meta:editing-duration>PT14M16S</meta:editing-duration>
    <meta:editing-cycles>2</meta:editing-cycles>
    <meta:generator>LibreOffice/5.0.5.2$Linux_X86_64 LibreOffice_project/00m0$Build-2</meta:generator>
    <meta:document-statistic meta:object-count="27"/>
  </office:meta>
</office:document-meta>
</file>